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4819in"/>
    </style:style>
    <style:style style:name="Table1.B" style:family="table-column">
      <style:table-column-properties style:column-width="0.9993in"/>
    </style:style>
    <style:style style:name="Table1.C" style:family="table-column">
      <style:table-column-properties style:column-width="0.8882in"/>
    </style:style>
    <style:style style:name="Table1.D" style:family="table-column">
      <style:table-column-properties style:column-width="1.3903in"/>
    </style:style>
    <style:style style:name="Table1.E" style:family="table-column">
      <style:table-column-properties style:column-width="1.933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7">
      <style:paragraph-properties fo:margin-top="0in" fo:margin-bottom="0in" style:contextual-spacing="false"/>
    </style:style>
    <style:style style:name="T1"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Hybrid machine learning models to detect signs of depression</text:h>
      <text:p text:style-name="Standard"/>
      <text:p text:style-name="Standard"/>
      <text:p text:style-name="Standard"/>
      <text:p text:style-name="Standard">La dépression est une maladie mentale répandue qui ne peut être diagnostiquée que par auto-déclaration. Malheureusement, 70 % des personnes ne demandent pas d'aide médicale aux premiers stades de la dépression. Avec l'utilisation croissante des médias sociaux pour partager des activités et des émotions quotidiennes, il est devenu un outil précieux pour identifier les problèmes de santé mentale. À cette fin, cet article propose plusieurs modèles hybrides d'apprentissage automatique pour l'analyse des sentiments afin de détecter les signes de dépression en analysant les tweets de Twitter. L'étude utilise des approches non supervisées pour l'extraction de caractéristiques et des approches supervisées comme classificateurs. Les modèles proposés sont évalués sur des ensembles de données de tweets de sentiment public à l'aide de diverses mesures de performance. Les quatre modules proposés dans cette étude peuvent être utilisés pour détecter des signes de dépression dans des données textuelles. Le module 1 utilise BERT pour l'extraction de caractéristiques, suivi d'un réseau neuronal artificiel comme module de classification. Le module 2 implique le prétraitement des données suivi de la méthode d'extraction de caractéristiques TF-IDF et de la régression logistique comme algorithme de classification. Le module 3 comprend également le prétraitement des données suivi de la méthode d'extraction de caractéristiques TF-IDF, mais utilise une machine à vecteurs de support linéaire comme algorithme de classification. Enfin, le module 4 utilise le package Spacy avec une petite bibliothèque comme méthode d'extraction de caractéristiques et une machine à vecteurs de support linéaire comme algorithme de classification. Le modèle 2 avait la précision la plus élevée de 0,994, suivi de près par le modèle 3 avec une précision de 0,992, tandis que le modèle 4 avait une précision nettement inférieure de 0,868. Le modèle 1 a atteint une précision de 0,99.</text:p>
      <text:p text:style-name="Standard"/>
      <text:h text:style-name="Heading_20_3" text:outline-level="3">Explication des datasets :</text:h>
      <text:list text:style-name="L2">
        <text:list-item>
          <text:p text:style-name="P5"><text:span text:style-name="Strong_20_Emphasis">DAIC-WOZ Dataset</text:span> : Fait partie du projet "Distress Analysis Interview Corpus", utilisé pour les tâches de détection des troubles psychologiques à partir d’interviews audio.</text:p>
        </text:list-item>
        <text:list-item>
          <text:p text:style-name="P5"><text:span text:style-name="Strong_20_Emphasis">Twitter Data</text:span> : Tweets publics étiquetés en fonction des hashtags liés à la santé mentale.</text:p>
        </text:list-item>
        <text:list-item>
          <text:p text:style-name="P5"><text:span text:style-name="Strong_20_Emphasis">Reddit Dataset</text:span> : Messages publics collectés à partir de forums spécifiques à la dépression (e.g., r/depression).</text:p>
        </text:list-item>
        <text:list-item>
          <text:p text:style-name="P5"><text:span text:style-name="Strong_20_Emphasis">DASS-21 Dataset</text:span> : Données cliniques standardisées basées sur un questionnaire psychologique largement utilisé.</text:p>
        </text:list-item>
        <text:list-item>
          <text:p text:style-name="P5"><text:span text:style-name="Strong_20_Emphasis">Self-Collected Data</text:span> : Corpus personnalisé constitué par les chercheurs pour étudier des cas réels ou simulés.</text:p>
        </text:list-item>
        <text:list-item>
          <text:p text:style-name="P4"><text:span text:style-name="Strong_20_Emphasis">EmotionLines Dataset</text:span> : Base annotée pour les émotions, principalement utilisée pour les dialogues avec un aspect affectif.</text:p>
        </text:list-item>
      </text:list>
      <text:p text:style-name="Standard"/>
      <text:h text:style-name="Heading_20_3" text:outline-level="3"><text:span text:style-name="Strong_20_Emphasis">1. Modèles Basés sur les Transformeurs (BERT, RoBERTa, DistilBERT)</text:span></text:h>
      <text:list text:style-name="L3">
        <text:list-item>
          <text:p text:style-name="P6"><text:span text:style-name="Strong_20_Emphasis">Pourquoi ?</text:span></text:p>
          <text:list>
            <text:list-item>
              <text:p text:style-name="P7"><text:soft-page-break/>Ces modèles sont actuellement les meilleurs pour les tâches d'analyse de texte, y compris la classification.</text:p>
            </text:list-item>
            <text:list-item>
              <text:p text:style-name="P7">Ils capturent le contexte global et bidirectionnel des phrases.</text:p>
            </text:list-item>
            <text:list-item>
              <text:p text:style-name="P7">Pré-entraînés sur de larges corpus textuels, ils comprennent mieux les nuances linguistiques.</text:p>
            </text:list-item>
          </text:list>
        </text:list-item>
        <text:list-item>
          <text:p text:style-name="P6"><text:span text:style-name="Strong_20_Emphasis">Modèles Recommandés</text:span> :</text:p>
          <text:list>
            <text:list-item>
              <text:p text:style-name="P7"><text:span text:style-name="Strong_20_Emphasis">BERT</text:span> : Le modèle de base pour la compréhension du langage naturel.</text:p>
            </text:list-item>
            <text:list-item>
              <text:p text:style-name="P7"><text:span text:style-name="Strong_20_Emphasis">RoBERTa</text:span> : Une version améliorée de BERT, plus performante pour la classification.</text:p>
            </text:list-item>
            <text:list-item>
              <text:p text:style-name="P7"><text:span text:style-name="Strong_20_Emphasis">DistilBERT</text:span> : Une version légère et rapide de BERT.</text:p>
            </text:list-item>
          </text:list>
        </text:list-item>
        <text:list-item>
          <text:p text:style-name="P6"><text:span text:style-name="Strong_20_Emphasis">Inconvénients</text:span> :</text:p>
          <text:list>
            <text:list-item>
              <text:p text:style-name="P6">Très coûteux en ressources (GPU/TPU nécessaires pour un entraînement ou fine-tuning).</text:p>
            </text:list-item>
          </text:list>
        </text:list-item>
      </text:list>
      <text:p text:style-name="Horizontal_20_Line"/>
      <text:h text:style-name="Heading_20_3" text:outline-level="3"><text:span text:style-name="Strong_20_Emphasis">2. Modèles de Word Embeddings (Word2Vec, GloVe, FastText) combinés à des Réseaux de Neurones</text:span></text:h>
      <text:list text:style-name="L4">
        <text:list-item>
          <text:p text:style-name="P8"><text:span text:style-name="Strong_20_Emphasis">Pourquoi ?</text:span></text:p>
          <text:list>
            <text:list-item>
              <text:p text:style-name="P9">Ces modèles capturent des relations sémantiques entre les mots.</text:p>
            </text:list-item>
            <text:list-item>
              <text:p text:style-name="P9">Lorsque combinés avec des réseaux de neurones comme les LSTM, GRU ou CNN, ils sont capables d'extraire des motifs complexes.</text:p>
            </text:list-item>
          </text:list>
        </text:list-item>
        <text:list-item>
          <text:p text:style-name="P8"><text:span text:style-name="Strong_20_Emphasis">Approches Populaires</text:span> :</text:p>
          <text:list>
            <text:list-item>
              <text:p text:style-name="P9"><text:span text:style-name="Strong_20_Emphasis">LSTM (Long Short-Term Memory)</text:span> : Capture les dépendances séquentielles dans les textes.</text:p>
            </text:list-item>
            <text:list-item>
              <text:p text:style-name="P9"><text:span text:style-name="Strong_20_Emphasis">GRU (Gated Recurrent Unit)</text:span> : Similaire à LSTM mais plus léger.</text:p>
            </text:list-item>
            <text:list-item>
              <text:p text:style-name="P9"><text:span text:style-name="Strong_20_Emphasis">CNN (Convolutional Neural Networks)</text:span> : Capture les caractéristiques locales des mots ou phrases.</text:p>
            </text:list-item>
          </text:list>
        </text:list-item>
        <text:list-item>
          <text:p text:style-name="P8"><text:span text:style-name="Strong_20_Emphasis">Inconvénients</text:span> :</text:p>
          <text:list>
            <text:list-item>
              <text:p text:style-name="P9">Moins performant que les modèles basés sur les transformeurs.</text:p>
            </text:list-item>
            <text:list-item>
              <text:p text:style-name="P8">Plus difficile à configurer pour capturer des relations complexes dans de longs textes.</text:p>
            </text:list-item>
          </text:list>
        </text:list-item>
      </text:list>
      <text:p text:style-name="Horizontal_20_Line"/>
      <text:h text:style-name="Heading_20_3" text:outline-level="3"><text:span text:style-name="Strong_20_Emphasis">3. Modèles Traditionnels (SVM, Random Forest, Logistic Regression)</text:span></text:h>
      <text:list text:style-name="L5">
        <text:list-item>
          <text:p text:style-name="P10"><text:span text:style-name="Strong_20_Emphasis">Pourquoi ?</text:span></text:p>
          <text:list>
            <text:list-item>
              <text:p text:style-name="P11">Simples à mettre en œuvre et rapides.</text:p>
            </text:list-item>
            <text:list-item>
              <text:p text:style-name="P11">Conviennent pour des datasets limités en taille.</text:p>
            </text:list-item>
          </text:list>
        </text:list-item>
        <text:list-item>
          <text:p text:style-name="P10"><text:span text:style-name="Strong_20_Emphasis">Meilleur pour :</text:span></text:p>
          <text:list>
            <text:list-item>
              <text:p text:style-name="P11">Les datasets avec des caractéristiques bien prétraitées (ex. TF-IDF ou CountVectorizer).</text:p>
            </text:list-item>
            <text:list-item>
              <text:p text:style-name="P11">Les cas où l'accès à des ressources GPU/TPU est limité.</text:p>
            </text:list-item>
          </text:list>
        </text:list-item>
        <text:list-item>
          <text:p text:style-name="P10"><text:span text:style-name="Strong_20_Emphasis">Inconvénients</text:span> :</text:p>
          <text:list>
            <text:list-item>
              <text:p text:style-name="P11">Moins précis que les modèles profonds.</text:p>
            </text:list-item>
            <text:list-item>
              <text:p text:style-name="P10"><text:soft-page-break/>Ne capturent pas bien le contexte des phrases.</text:p>
            </text:list-item>
          </text:list>
        </text:list-item>
      </text:list>
      <text:p text:style-name="Horizontal_20_Line"/>
      <text:h text:style-name="Heading_20_3" text:outline-level="3"><text:span text:style-name="Strong_20_Emphasis">Comparaison des Modèles</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Strong_20_Emphasis">Modèle</text:span></text:p>
            </table:table-cell>
            <table:table-cell table:style-name="Table1.A1" office:value-type="string">
              <text:p text:style-name="Table_20_Heading"><text:span text:style-name="Strong_20_Emphasis">Performance</text:span></text:p>
            </table:table-cell>
            <table:table-cell table:style-name="Table1.A1" office:value-type="string">
              <text:p text:style-name="Table_20_Heading"><text:span text:style-name="Strong_20_Emphasis">Complexité</text:span></text:p>
            </table:table-cell>
            <table:table-cell table:style-name="Table1.A1" office:value-type="string">
              <text:p text:style-name="Table_20_Heading"><text:span text:style-name="Strong_20_Emphasis">Ressources Nécessaires</text:span></text:p>
            </table:table-cell>
            <table:table-cell table:style-name="Table1.A1" office:value-type="string">
              <text:p text:style-name="Table_20_Heading"><text:span text:style-name="Strong_20_Emphasis">Utilisation</text:span></text:p>
            </table:table-cell>
          </table:table-row>
        </table:table-header-rows>
        <table:table-row>
          <table:table-cell table:style-name="Table1.A1" office:value-type="string">
            <text:p text:style-name="Table_20_Contents"><text:span text:style-name="Strong_20_Emphasis">BERT, RoBERTa, etc.</text:span></text:p>
          </table:table-cell>
          <table:table-cell table:style-name="Table1.A1" office:value-type="string">
            <text:p text:style-name="Table_20_Contents">★★★★★</text:p>
          </table:table-cell>
          <table:table-cell table:style-name="Table1.A1" office:value-type="string">
            <text:p text:style-name="Table_20_Contents">Élevée</text:p>
          </table:table-cell>
          <table:table-cell table:style-name="Table1.A1" office:value-type="string">
            <text:p text:style-name="Table_20_Contents">GPU/TPU</text:p>
          </table:table-cell>
          <table:table-cell table:style-name="Table1.A1" office:value-type="string">
            <text:p text:style-name="Table_20_Contents">Pour des performances maximales.</text:p>
          </table:table-cell>
        </table:table-row>
        <table:table-row>
          <table:table-cell table:style-name="Table1.A1" office:value-type="string">
            <text:p text:style-name="Table_20_Contents"><text:span text:style-name="Strong_20_Emphasis">Word2Vec + LSTM/GRU</text:span></text:p>
          </table:table-cell>
          <table:table-cell table:style-name="Table1.A1" office:value-type="string">
            <text:p text:style-name="Table_20_Contents">★★★★☆</text:p>
          </table:table-cell>
          <table:table-cell table:style-name="Table1.A1" office:value-type="string">
            <text:p text:style-name="Table_20_Contents">Moyenne</text:p>
          </table:table-cell>
          <table:table-cell table:style-name="Table1.A1" office:value-type="string">
            <text:p text:style-name="Table_20_Contents">Modérée</text:p>
          </table:table-cell>
          <table:table-cell table:style-name="Table1.A1" office:value-type="string">
            <text:p text:style-name="Table_20_Contents">Bon compromis performance/effort.</text:p>
          </table:table-cell>
        </table:table-row>
        <table:table-row>
          <table:table-cell table:style-name="Table1.A1" office:value-type="string">
            <text:p text:style-name="Table_20_Contents"><text:span text:style-name="Strong_20_Emphasis">SVM, Logistic Reg.</text:span></text:p>
          </table:table-cell>
          <table:table-cell table:style-name="Table1.A1" office:value-type="string">
            <text:p text:style-name="Table_20_Contents">★★★☆☆</text:p>
          </table:table-cell>
          <table:table-cell table:style-name="Table1.A1" office:value-type="string">
            <text:p text:style-name="Table_20_Contents">Faible</text:p>
          </table:table-cell>
          <table:table-cell table:style-name="Table1.A1" office:value-type="string">
            <text:p text:style-name="Table_20_Contents">Faible</text:p>
          </table:table-cell>
          <table:table-cell table:style-name="Table1.A1" office:value-type="string">
            <text:p text:style-name="Table_20_Contents">Dataset petit et peu complexe.</text:p>
          </table:table-cell>
        </table:table-row>
      </table:table>
      <text:p text:style-name="Horizontal_20_Line"/>
      <text:h text:style-name="Heading_20_3" text:outline-level="3"><text:span text:style-name="Strong_20_Emphasis">Recommandation Générale</text:span></text:h>
      <text:list text:style-name="L6">
        <text:list-item>
          <text:p text:style-name="P12"><text:span text:style-name="Strong_20_Emphasis">Si vous avez des ressources GPU et un dataset de taille moyenne à grande</text:span> :</text:p>
          <text:list>
            <text:list-item>
              <text:p text:style-name="P13">Utilisez un modèle basé sur <text:span text:style-name="Strong_20_Emphasis">BERT</text:span> (ou ses variantes comme <text:span text:style-name="Strong_20_Emphasis">RoBERTa</text:span>).</text:p>
            </text:list-item>
            <text:list-item>
              <text:p text:style-name="P13">Effectuez un fine-tuning pour l'adapter à votre tâche de classification.</text:p>
            </text:list-item>
          </text:list>
        </text:list-item>
        <text:list-item>
          <text:p text:style-name="P12"><text:span text:style-name="Strong_20_Emphasis">Si vous avez un dataset limité ou peu de ressources</text:span> :</text:p>
          <text:list>
            <text:list-item>
              <text:p text:style-name="P13">Utilisez <text:span text:style-name="Strong_20_Emphasis">Word2Vec</text:span> ou <text:span text:style-name="Strong_20_Emphasis">TF-IDF</text:span> combiné avec un <text:span text:style-name="Strong_20_Emphasis">SVM</text:span> ou un réseau de neurones comme <text:span text:style-name="Strong_20_Emphasis">MLP</text:span> ou <text:span text:style-name="Strong_20_Emphasis">LSTM</text:span>.</text:p>
            </text:list-item>
          </text:list>
        </text:list-item>
        <text:list-item>
          <text:p text:style-name="P12"><text:span text:style-name="Strong_20_Emphasis">Si votre dataset est petit (&lt; 10 000 échantillons)</text:span> :</text:p>
          <text:list>
            <text:list-item>
              <text:p text:style-name="P12">Préférez des modèles classiques comme <text:span text:style-name="Strong_20_Emphasis">SVM</text:span> avec <text:span text:style-name="Strong_20_Emphasis">TF-IDF</text:span> pour éviter le surajustement.</text:p>
            </text:list-item>
          </text:list>
        </text:list-item>
      </text:list>
      <text:p text:style-name="Horizontal_20_Line"/>
      <text:h text:style-name="Heading_20_3" text:outline-level="3"><text:span text:style-name="Strong_20_Emphasis">Ressources pour Tester Ces Modèles</text:span></text:h>
      <text:list text:style-name="L7">
        <text:list-item>
          <text:p text:style-name="P15"><text:span text:style-name="Strong_20_Emphasis">Hugging Face Transformers</text:span> : Idéal pour utiliser BERT et RoBERTa.</text:p>
        </text:list-item>
        <text:list-item>
          <text:p text:style-name="P15"><text:span text:style-name="Strong_20_Emphasis">Gensim</text:span> : Pour Word2Vec et GloVe.</text:p>
        </text:list-item>
        <text:list-item>
          <text:p text:style-name="P15"><text:span text:style-name="Strong_20_Emphasis">Scikit-learn</text:span> : Pour SVM et autres modèles traditionnels.</text:p>
        </text:list-item>
        <text:list-item>
          <text:p text:style-name="P14"><text:span text:style-name="Strong_20_Emphasis">TensorFlow/Keras ou PyTorch</text:span> : Pour construire des réseaux neuronaux profonds.</text:p>
        </text:list-item>
      </text:list>
      <text:p text:style-name="Text_20_body">Souhaitez-vous un exemple détaillé avec l'un de ces modèles appliqué à vos donnée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AR PL KaitiM GB" style:font-family-asian="'AR PL KaitiM GB'"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01:43:27.861722653</meta:creation-date>
    <dc:date>2025-01-26T23:15:22.605407227</dc:date>
    <meta:editing-duration>P1DT21H31M53S</meta:editing-duration>
    <meta:editing-cycles>5</meta:editing-cycles>
    <meta:generator>LibreOffice/7.4.7.2$Linux_X86_64 LibreOffice_project/40$Build-2</meta:generator>
    <meta:document-statistic meta:table-count="1" meta:image-count="0" meta:object-count="0" meta:page-count="3" meta:paragraph-count="76" meta:word-count="899" meta:character-count="5759" meta:non-whitespace-character-count="4982"/>
  </office:meta>
</office:document-meta>
</file>